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2pt" officeooo:rsid="000ad8c8" officeooo:paragraph-rsid="000a7b80" style:font-size-asian="12pt" style:font-size-complex="12pt"/>
    </style:style>
    <style:style style:name="P9" style:family="paragraph" style:parent-style-name="Standard">
      <style:text-properties fo:font-size="12pt" officeooo:rsid="000ad8c8" officeooo:paragraph-rsid="000ad8c8" style:font-size-asian="12pt" style:font-size-complex="12pt"/>
    </style:style>
    <style:style style:name="P10" style:family="paragraph" style:parent-style-name="Standard">
      <style:text-properties fo:font-size="12pt" officeooo:rsid="00056fb9" officeooo:paragraph-rsid="00056fb9" style:font-size-asian="12pt" style:font-size-complex="12pt"/>
    </style:style>
    <style:style style:name="P11" style:family="paragraph" style:parent-style-name="Standard">
      <style:text-properties fo:font-size="12pt" officeooo:rsid="000e20fe" officeooo:paragraph-rsid="000e20fe" style:font-size-asian="12pt" style:font-size-complex="12pt"/>
    </style:style>
    <style:style style:name="P12" style:family="paragraph" style:parent-style-name="Standard">
      <style:text-properties fo:font-size="12pt" officeooo:rsid="0011208a" officeooo:paragraph-rsid="0011208a" style:font-size-asian="12pt" style:font-size-complex="12pt"/>
    </style:style>
    <style:style style:name="P13" style:family="paragraph" style:parent-style-name="Standard">
      <style:text-properties fo:font-size="12pt" officeooo:rsid="0014f14e" officeooo:paragraph-rsid="0014f14e" style:font-size-asian="12pt" style:font-size-complex="12pt"/>
    </style:style>
    <style:style style:name="P14" style:family="paragraph" style:parent-style-name="Standard">
      <style:text-properties fo:font-size="12pt" officeooo:rsid="00151c7d" officeooo:paragraph-rsid="00151c7d" style:font-size-asian="12pt" style:font-size-complex="12pt"/>
    </style:style>
    <style:style style:name="P15" style:family="paragraph" style:parent-style-name="Standard">
      <style:text-properties fo:font-size="12pt" officeooo:rsid="00056fb9" officeooo:paragraph-rsid="00056fb9" style:font-size-asian="12pt" style:font-size-complex="12pt"/>
    </style:style>
    <style:style style:name="P16" style:family="paragraph" style:parent-style-name="Standard">
      <style:text-properties fo:font-size="12pt" officeooo:rsid="0017321b" officeooo:paragraph-rsid="0017321b" style:font-size-asian="12pt" style:font-size-complex="12pt"/>
    </style:style>
    <style:style style:name="P17" style:family="paragraph" style:parent-style-name="Standard">
      <style:text-properties fo:font-size="15pt" officeooo:rsid="0011208a" officeooo:paragraph-rsid="0011208a" style:font-size-asian="15pt" style:font-size-complex="15pt"/>
    </style:style>
    <style:style style:name="P18" style:family="paragraph" style:parent-style-name="Standard">
      <style:text-properties fo:font-size="15pt" officeooo:rsid="0017321b" officeooo:paragraph-rsid="0017321b" style:font-size-asian="15pt" style:font-size-complex="15pt"/>
    </style:style>
    <style:style style:name="P19" style:family="paragraph" style:parent-style-name="Standard">
      <style:text-properties fo:font-size="14pt" officeooo:rsid="0017321b" officeooo:paragraph-rsid="0017321b" style:font-size-asian="14pt" style:font-size-complex="14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8"/>
      <text:p text:style-name="P9">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1">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17"><text:soft-page-break/>MUSIC IN YOUR BRAIN</text:p>
      <text:p text:style-name="P12"/>
      <text:p text:style-name="P12">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3">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4">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0"/>
      <text:p text:style-name="P18">LISTENING TO WHOSE MUSIC?</text:p>
      <text:p text:style-name="P16"/>
      <text:p text:style-name="P19">Popular Music</text:p>
      <text:p text:style-name="P16"/>
      <text:p text:style-name="P16">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p text:style-name="P16"/>
      <text:p text:style-name="P10"/>
      <text:p text:style-name="P4">2. RHYTHM</text:p>
      <text:p text:style-name="P2"/>
      <text:p text:style-name="P2"/>
      <text:p text:style-name="P4">3. MELODY</text:p>
      <text:p text:style-name="P4"/>
      <text:p text:style-name="P2"/>
      <text:p text:style-name="P4">4. HARMONY</text:p>
      <text:p text:style-name="P2"/>
      <text:p text:style-name="P2"><text:soft-page-break/></text:p>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03T21:29:51.719503198</dc:date>
    <meta:editing-duration>PT2H4M36S</meta:editing-duration>
    <meta:editing-cycles>22</meta:editing-cycles>
    <meta:generator>LibreOffice/5.1.6.2$Linux_x86 LibreOffice_project/10m0$Build-2</meta:generator>
    <meta:document-statistic meta:table-count="0" meta:image-count="0" meta:object-count="0" meta:page-count="3" meta:paragraph-count="20" meta:word-count="1247" meta:character-count="7177" meta:non-whitespace-character-count="5954"/>
  </office:meta>
</office:document-meta>
</file>